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ortedPrivilege.SupportedPrivilege( Privilege privilege , String description , String descriptionLanguage , boolean isAbstract , SupportedPrivilege [ ] supportedPrivile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pportedPrivilege.toXml( Document docu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